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40000002314AF50A2.jpg" manifest:media-type="image/jpeg"/>
  <manifest:file-entry manifest:full-path="Pictures/100000010000064600000323EDB0612A.png" manifest:media-type="image/png"/>
  <manifest:file-entry manifest:full-path="Pictures/10000001000001B1000001B105739AE5.png" manifest:media-type="image/png"/>
  <manifest:file-entry manifest:full-path="Pictures/1000237900002CC800002CC833A87AF7.svg" manifest:media-type="image/svg+xml"/>
  <manifest:file-entry manifest:full-path="Pictures/100000010000036C00000409D6CD3D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PT Sans" fo:font-size="32pt" fo:font-weight="bold" officeooo:rsid="000b0dde" officeooo:paragraph-rsid="000b0dde" style:font-size-asian="28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24779" loext:opacity="100%" style:font-name="PT Sans" fo:font-size="60pt" fo:font-weight="bold" officeooo:rsid="000b0dde" officeooo:paragraph-rsid="000b0dde" style:font-size-asian="60pt" style:font-weight-asian="bold" style:font-size-complex="6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224779" loext:opacity="100%" style:font-name="PT Sans" fo:font-size="20pt" fo:font-weight="bold" officeooo:rsid="003c2f4c" officeooo:paragraph-rsid="003c2f4c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PT Sans" fo:font-size="14pt" fo:font-weight="normal" officeooo:rsid="0042a9af" officeooo:paragraph-rsid="0042a9a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PT Sans" fo:font-size="14pt" fo:font-weight="normal" officeooo:rsid="000b0dde" officeooo:paragraph-rsid="000b0dde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PT Sans" fo:font-size="14pt" fo:font-weight="normal" officeooo:rsid="000b0dde" officeooo:paragraph-rsid="000b0dd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PT Sans" fo:font-size="20pt" fo:font-weight="normal" officeooo:rsid="000b0dde" officeooo:paragraph-rsid="000b0dde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PT Sans" fo:font-size="14pt" fo:font-weight="normal" officeooo:rsid="003c2f4c" officeooo:paragraph-rsid="003c2f4c" style:font-size-asian="14pt" style:font-weight-asian="normal" style:font-size-complex="14pt" style:font-weight-complex="normal"/>
    </style:style>
    <style:style style:name="P9" style:family="paragraph" style:parent-style-name="Standard" style:list-style-name="L1">
      <loext:graphic-properties draw:fill="none"/>
      <style:paragraph-properties fo:margin-left="0.9839in" fo:margin-right="0.7874in" fo:text-align="start" style:justify-single-word="false" fo:text-indent="-0.2756in" style:auto-text-indent="false" fo:background-color="transparent"/>
      <style:text-properties style:font-name="PT Sans" fo:font-size="12pt" fo:font-weight="normal" officeooo:rsid="0039c523" officeooo:paragraph-rsid="0039c523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.9839in" fo:margin-right="0.7874in" fo:text-align="start" style:justify-single-word="false" fo:text-indent="-0.2756in" style:auto-text-indent="false" fo:background-color="transparent"/>
      <style:text-properties style:font-name="PT Sans" fo:font-size="12pt" fo:font-weight="normal" officeooo:rsid="0012d834" officeooo:paragraph-rsid="0012d834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1.102in" fo:margin-right="0.9453in" fo:text-align="start" style:justify-single-word="false" fo:text-indent="0in" style:auto-text-indent="false" fo:background-color="transparent"/>
      <style:text-properties style:font-name="PT Sans" fo:font-size="12pt" fo:font-weight="normal" officeooo:rsid="000dd0b8" officeooo:paragraph-rsid="00112615" style:font-size-asian="12pt" style:font-weight-asian="normal" style:font-size-complex="12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.1965in" fo:margin-right="0in" fo:text-align="start" style:justify-single-word="false" fo:text-indent="0in" style:auto-text-indent="false" style:page-number="auto" fo:background-color="transparent"/>
      <style:text-properties style:font-name="PT Sans" fo:font-size="14pt" fo:font-weight="bold" officeooo:rsid="000b0dde" officeooo:paragraph-rsid="000b0dde" style:font-size-asian="14pt" style:font-weight-asian="bold" style:font-size-complex="14pt" style:font-weight-complex="bold"/>
    </style:style>
    <style:style style:name="P13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4pt" fo:font-weight="bold" officeooo:rsid="000b0dde" officeooo:paragraph-rsid="000b0dde" style:font-size-asian="14pt" style:font-weight-asian="bold" style:font-size-complex="14pt" style:font-weight-complex="bold"/>
    </style:style>
    <style:style style:name="P14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2pt" fo:font-weight="bold" officeooo:rsid="000b0dde" officeooo:paragraph-rsid="000b0dde" style:font-size-asian="12pt" style:font-weight-asian="bold" style:font-size-complex="12pt" style:font-weight-complex="bold"/>
    </style:style>
    <style:style style:name="P15" style:family="paragraph">
      <loext:graphic-properties draw:fill-color="#000000"/>
      <style:paragraph-properties fo:text-align="center"/>
    </style:style>
    <style:style style:name="P16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2pt" fo:font-weight="normal" officeooo:rsid="000b0dde" officeooo:paragraph-rsid="000b0dde" style:font-size-asian="12pt" style:font-weight-asian="normal" style:font-size-complex="12pt" style:font-weight-complex="normal"/>
    </style:style>
    <style:style style:name="T1" style:family="text">
      <style:text-properties officeooo:rsid="0014526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draw:opacity="5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fr3" style:family="graphic" style:parent-style-name="Graphics">
      <style:graphic-properties style:run-through="background" style:protect="size position" style:wrap="run-through" style:number-wrapped-paragraphs="no-limit" style:vertical-pos="bottom" style:vertical-rel="page-content" style:horizontal-pos="right" style:horizontal-rel="page-content" draw:opacity="100%" style:mirror="none" fo:clip="rect(0in, 0in, 0in, 0in)" draw:luminance="0%" draw:contrast="0%" draw:red="0%" draw:green="0%" draw:blue="0%" draw:gamma="100%" draw:color-inversion="false" draw:image-opacity="100%" draw:color-mode="watermark"/>
    </style:style>
    <style:style style:name="fr4" style:family="graphic" style:parent-style-name="Graphics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in" svg:stroke-color="#000000" draw:marker-start-width="0.139in" draw:marker-end-width="0.139in" draw:fill-color="#000000" draw:textarea-horizontal-align="center" draw:textarea-vertical-align="middle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" text:name="kursteilnehmer_name"/>
        <text:user-field-decl office:value-type="string" office:string-value="titel" text:name="kurs_titel"/>
        <text:user-field-decl office:value-type="string" office:string-value="von" text:name="datum_anfang"/>
        <text:user-field-decl office:value-type="string" office:string-value="bis" text:name="datum_ende"/>
      </text:user-field-decls>
      <draw:frame draw:style-name="fr3" draw:name="Image2" text:anchor-type="page" text:anchor-page-number="1" svg:width="2in" svg:height="2.3598in" draw:z-index="0">
        <draw:image xlink:href="Pictures/100000010000036C00000409D6CD3D3D.png" xlink:type="simple" xlink:show="embed" xlink:actuate="onLoad" draw:mime-type="image/png"/>
      </draw:frame>
      <draw:frame draw:style-name="fr4" draw:name="Image1" text:anchor-type="page" text:anchor-page-number="1" svg:x="6.7992in" svg:y="0.3937in" svg:width="1.0591in" svg:height="1.0591in" draw:z-index="1">
        <draw:image xlink:href="Pictures/1000237900002CC800002CC833A87AF7.svg" xlink:type="simple" xlink:show="embed" xlink:actuate="onLoad" draw:mime-type="image/svg+xml"/>
        <draw:image xlink:href="Pictures/10000001000001B1000001B105739AE5.png" xlink:type="simple" xlink:show="embed" xlink:actuate="onLoad" draw:mime-type="image/png"/>
        <svg:title>B1 Systems Logo</svg:title>
      </draw:frame>
      <text:p text:style-name="P1"/>
      <text:p text:style-name="P2">Zertifikat</text:p>
      <text:p text:style-name="P3">vs</text:p>
      <text:p text:style-name="P4">hat</text:p>
      <text:p text:style-name="P5">von 01.01.2026 bis 10.01.2026</text:p>
      <text:p text:style-name="P5">erfolgreich an dem Kurs</text:p>
      <text:p text:style-name="P3">Titel</text:p>
      <text:p text:style-name="P6"/>
      <text:p text:style-name="P6"><text:span text:style-name="T1">t</text:span>eilgenommen.</text:p>
      <text:p text:style-name="P7"/>
      <text:p text:style-name="P6">Kursinhalte:</text:p>
      <text:p text:style-name="P8">· puk1<text:line-break/>· asda<text:line-break/>· sasd<text:line-break/>· asda<text:line-break/>· adssad<text:line-break/>· sdfsdfsdf<text:line-break/>· sdfsdfs</text:p>
      <text:list text:style-name="L1">
        <text:list-header>
          <text:p text:style-name="P9"/>
        </text:list-header>
      </text:list>
      <text:p text:style-name="P10"><draw:frame draw:style-name="fr1" draw:name="Bild1" text:anchor-type="paragraph" svg:x="1.2047in" svg:y="0.098in" svg:width="1.9862in" svg:height="0.9929in" draw:z-index="5"><draw:image xlink:href="Pictures/100000010000064600000323EDB0612A.png" xlink:type="simple" xlink:show="embed" xlink:actuate="onLoad" draw:mime-type="image/png"/></draw:frame></text:p>
      <text:p text:style-name="P11"/>
      <text:p text:style-name="P7"/>
      <text:p text:style-name="P12"/>
      <text:p text:style-name="P13"/>
      <text:p text:style-name="P14"><draw:line text:anchor-type="paragraph" draw:z-index="3" draw:name="Shape1" draw:style-name="gr1" draw:text-style-name="P15" svg:x1="0.0091in" svg:y1="-0.0811in" svg:x2="2.8528in" svg:y2="-0.0811in"><text:p/></draw:line><draw:frame draw:style-name="fr2" draw:name="Image3" text:anchor-type="paragraph" svg:x="0.2201in" svg:y="-0.5902in" svg:width="2.1681in" svg:height="0.3575in" draw:z-index="4"><draw:image xlink:href="Pictures/10000000000000D40000002314AF50A2.jpg" xlink:type="simple" xlink:show="embed" xlink:actuate="onLoad" draw:mime-type="image/jpeg"/></draw:frame>Ralph Dehner</text:p>
      <text:p text:style-name="P16">Geschäftsführ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PT Sans" officeooo:rsid="000b4321" officeooo:paragraph-rsid="000b4321"/>
    </style:style>
    <style:style style:name="MP2" style:family="paragraph">
      <loext:graphic-properties draw:fill-color="#000000"/>
      <style:paragraph-properties fo:text-align="center"/>
    </style:style>
    <style:style style:name="MT1" style:family="text">
      <style:text-properties fo:color="#224779" loext:opacity="100%"/>
    </style:style>
    <style:style style:name="MT2" style:family="text">
      <style:text-properties fo:color="#fcbd2b" loext:opacity="100%"/>
    </style:style>
    <style:style style:name="Mgr1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line text:anchor-type="paragraph" draw:z-index="2" draw:name="Shape2" draw:style-name="Mgr1" draw:text-style-name="MP2" svg:x1="-0.0043in" svg:y1="-0.1575in" svg:x2="6.6972in" svg:y2="-0.1575in"><text:p/></draw:line><text:span text:style-name="MT1">B</text:span><text:span text:style-name="MT2">1</text:span> Systems GmbH – Linux/Open Source Consulting, Training, Managed Service <text:span text:style-name="MT2">&amp;</text:span> Support</text:p>
        <text:p text:style-name="MP1">Osterfeldstraße 7 · D-85088 Vohburg · +49 (0)8457 – 931096<text:line-break/>info@b1-systems.de · www.b1-systems.d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5T14:15:40.212669665</meta:creation-date>
    <meta:editing-duration>PT3H2M43S</meta:editing-duration>
    <meta:editing-cycles>41</meta:editing-cycles>
    <meta:generator>LibreOffice/24.8.7.2$Linux_X86_64 LibreOffice_project/480$Build-2</meta:generator>
    <dc:date>2025-11-10T14:53:26.889392184</dc:date>
    <meta:print-date>2025-09-24T10:41:46.109452464</meta:print-date>
    <meta:printed-by>PDF-Dateien</meta:printed-by>
    <meta:document-statistic meta:table-count="0" meta:image-count="4" meta:object-count="0" meta:page-count="1" meta:paragraph-count="14" meta:word-count="39" meta:character-count="304" meta:non-whitespace-character-count="277"/>
  </office:meta>
</office:document-meta>
</file>